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2b25" officeooo:paragraph-rsid="00162b25"/>
    </style:style>
    <style:style style:name="P2" style:family="paragraph" style:parent-style-name="Standard">
      <style:text-properties officeooo:rsid="00162b25" officeooo:paragraph-rsid="00162b25"/>
    </style:style>
    <style:style style:name="P3" style:family="paragraph" style:parent-style-name="Standard">
      <style:text-properties officeooo:rsid="0016b0ca" officeooo:paragraph-rsid="0016b0ca"/>
    </style:style>
    <style:style style:name="T1" style:family="text">
      <style:text-properties officeooo:rsid="0016b0ca"/>
    </style:style>
    <style:style style:name="T2" style:family="text">
      <style:text-properties style:text-position="super 58%" officeooo:rsid="0016b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ume de amor</text:p>
      <text:p text:style-name="P2"/>
      <text:p text:style-name="P3">E<text:tab/>Emaj7<text:tab/><text:tab/>A<text:tab/> <text:s/>B7 <text:s text:c="4"/>E</text:p>
      <text:p text:style-name="P2">Zambita, <text:s text:c="13"/>tu aroma perfumará </text:p>
      <text:p text:style-name="P2"/>
      <text:p text:style-name="P2"><text:s text:c="5"/><text:span text:style-name="T1">A<text:tab/><text:tab/>B<text:tab/> <text:s text:c="6"/>G#- <text:s text:c="18"/>C#</text:span><text:span text:style-name="T2">9b</text:span><text:span text:style-name="T1"><text:tab/>F#- <text:s text:c="9"/>B7<text:tab/><text:tab/>E</text:span><text:tab/></text:p>
      <text:p text:style-name="P2">la noche insistente en que mi alma y mi mente se dan cuenta que no está.</text:p>
      <text:p text:style-name="P2"/>
      <text:p text:style-name="P2">la noche insistente en que mi alma y mi mente se dan cuenta que no está.</text:p>
      <text:p text:style-name="P2"/>
      <text:p text:style-name="P2"><text:s/><text:span text:style-name="T1">E…...</text:span></text:p>
      <text:p text:style-name="P2">Zambita, la noche me cuestionará</text:p>
      <text:p text:style-name="P2"/>
      <text:p text:style-name="P2">si tu suave danza llenará de esperanza lo que no se puede llenar</text:p>
      <text:p text:style-name="P2"/>
      <text:p text:style-name="P2">si tu suave danza llenará de esperanza lo que no se puede llenar</text:p>
      <text:p text:style-name="P2"/>
      <text:p text:style-name="P2"/>
      <text:p text:style-name="P3">A <text:s text:c="4"/>G#7 <text:s text:c="3"/>C#- <text:s text:c="5"/>Dmaj7 <text:s text:c="24"/>G#- <text:s text:c="3"/>G#7</text:p>
      <text:p text:style-name="P2">Zambi <text:s text:c="7"/>ta. <text:s text:c="8"/>Perfume de amor que se va</text:p>
      <text:p text:style-name="P2"/>
      <text:p text:style-name="P2"><text:tab/><text:span text:style-name="T1">A <text:s text:c="7"/>B ….</text:span></text:p>
      <text:p text:style-name="P2">por que la memoria pretende ignorar lo que yo no quiero olvidar</text:p>
      <text:p text:style-name="P2"/>
      <text:p text:style-name="P2">por que la memoria quiere volver a olvidar lo que ya no existe mas.</text:p>
      <text:p text:style-name="P2"/>
      <text:p text:style-name="P2"><text:s/><text:span text:style-name="T1">E….</text:span></text:p>
      <text:p text:style-name="P2">Zambita, vos me sabrás explicar, </text:p>
      <text:p text:style-name="P2"/>
      <text:p text:style-name="P2">como es que habiendo de todo vivido, llegó a mi lado tan presto el olvido</text:p>
      <text:p text:style-name="P2"/>
      <text:p text:style-name="P2">como es que habiendo de todo vivido, llegó a mi lado el olvido</text:p>
      <text:p text:style-name="P2"/>
      <text:p text:style-name="P2"><text:tab/><text:span text:style-name="T1">C#- <text:s text:c="18"/>Emaj7</text:span></text:p>
      <text:p text:style-name="P2">o vos también hiciste nido</text:p>
      <text:p text:style-name="P2"><text:s text:c="8"/><text:span text:style-name="T1">A<text:tab/><text:tab/>B<text:tab/><text:tab/>G#- <text:s text:c="9"/>C#</text:span><text:span text:style-name="T2">9b</text:span><text:span text:style-name="T1"><text:tab/></text:span></text:p>
      <text:p text:style-name="P2">con los que pretenden callar</text:p>
      <text:p text:style-name="P2"/>
      <text:p text:style-name="P2"><text:s text:c="9"/><text:span text:style-name="T1">F#- <text:s text:c="3"/>B7<text:tab/> <text:s text:c="4"/>F#- <text:s text:c="2"/>B7<text:tab/> <text:s text:c="4"/>E <text:s text:c="11"/>Emaj7 <text:s text:c="6"/>E7</text:span><text:tab/></text:p>
      <text:p text:style-name="P2">si es así zabita querida, <text:s text:c="15"/>yo no te quiero cantar</text:p>
      <text:p text:style-name="P2"/>
      <text:p text:style-name="P2"><text:tab/><text:span text:style-name="T1">A <text:s text:c="4"/>B <text:s text:c="8"/>G#- <text:s text:c="3"/>C#</text:span><text:span text:style-name="T2">9b</text:span><text:span text:style-name="T1"> <text:s text:c="3"/>F#- <text:s text:c="8"/>B7 <text:s text:c="7"/>E</text:span><text:tab/></text:p>
      <text:p text:style-name="P2">si es así zabita querida, <text:s text:c="11"/>yo no te quiero cantar</text:p>
      <text:p text:style-name="P2"/>
      <text:p text:style-name="P3">A….</text:p>
      <text:p text:style-name="P2">Zambita. Perfume de amor que se va</text:p>
      <text:p text:style-name="P2"/>
      <text:p text:style-name="P2">por que la memoria pretende ignorar lo que yo no quiero olvidar</text:p>
      <text:p text:style-name="P2"/>
      <text:p text:style-name="P2">por que la memoria quiere volver a olvidar lo que ya no existe mas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6:28:15.353769116</meta:creation-date>
    <dc:date>2025-09-26T09:15:29.360999658</dc:date>
    <meta:editing-duration>PT13M55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1" meta:paragraph-count="31" meta:word-count="244" meta:character-count="1403" meta:non-whitespace-character-count="920"/>
  </office:meta>
</office:document-meta>
</file>